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999999" draw:opacity="100%"/>
      <style:paragraph-properties fo:text-align="center" style:justify-single-word="false" fo:background-color="#999999"/>
      <style:text-properties fo:font-style="italic" fo:font-weight="bold" officeooo:rsid="00152191" officeooo:paragraph-rsid="00152191"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2" style:family="paragraph" style:parent-style-name="Standard">
      <loext:graphic-properties draw:fill="solid" draw:fill-color="#cccccc" draw:opacity="100%"/>
      <style:paragraph-properties fo:background-color="#cccccc"/>
      <style:text-properties officeooo:rsid="0011056e" officeooo:paragraph-rsid="0011056e"/>
    </style:style>
    <style:style style:name="P13" style:family="paragraph" style:parent-style-name="Standard">
      <loext:graphic-properties draw:fill="solid" draw:fill-color="#cccccc" draw:opacity="100%"/>
      <style:paragraph-properties fo:background-color="#cccccc"/>
      <style:text-properties officeooo:paragraph-rsid="0011056e"/>
    </style:style>
    <style:style style:name="P14"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5"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1056e"/>
    </style:style>
    <style:style style:name="P18" style:family="paragraph" style:parent-style-name="Table_20_Contents">
      <style:paragraph-properties fo:text-align="center" style:justify-single-word="false"/>
      <style:text-properties officeooo:rsid="0010fcea" officeooo:paragraph-rsid="0010fcea"/>
    </style:style>
    <style:style style:name="P19" style:family="paragraph" style:parent-style-name="Table_20_Contents">
      <style:paragraph-properties fo:text-align="center" style:justify-single-word="false"/>
      <style:text-properties officeooo:rsid="0011056e" officeooo:paragraph-rsid="0011056e"/>
    </style:style>
    <style:style style:name="P20" style:family="paragraph" style:parent-style-name="Table_20_Contents">
      <style:paragraph-properties fo:text-align="center" style:justify-single-word="false"/>
      <style:text-properties officeooo:rsid="0019a570" officeooo:paragraph-rsid="0019a570"/>
    </style:style>
    <style:style style:name="P21" style:family="paragraph" style:parent-style-name="Table_20_Contents">
      <style:paragraph-properties fo:text-align="center" style:justify-single-word="false"/>
      <style:text-properties officeooo:rsid="001ace0f" officeooo:paragraph-rsid="001ace0f"/>
    </style:style>
    <style:style style:name="P22" style:family="paragraph" style:parent-style-name="Standard">
      <loext:graphic-properties draw:fill="solid" draw:fill-color="#cccccc" draw:opacity="100%"/>
      <style:paragraph-properties fo:background-color="#cccccc"/>
    </style:style>
    <style:style style:name="P23" style:family="paragraph" style:parent-style-name="Standard">
      <loext:graphic-properties draw:fill="solid" draw:fill-color="#cccccc" draw:opacity="100%"/>
      <style:paragraph-properties fo:background-color="#cccccc"/>
      <style:text-properties officeooo:rsid="001c27cc" officeooo:paragraph-rsid="001c27cc"/>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c27cc"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ize="11pt" style:font-size-asian="11pt" style:font-size-complex="11pt"/>
    </style:style>
    <style:style style:name="T7" style:family="text">
      <style:text-properties fo:font-size="11pt" fo:font-style="normal" style:font-size-asian="11pt" style:font-style-asian="normal" style:font-size-complex="11pt" style:font-style-complex="normal"/>
    </style:style>
    <style:style style:name="T8" style:family="text">
      <style:text-properties fo:color="#193300"/>
    </style:style>
    <style:style style:name="T9" style:family="text">
      <style:text-properties fo:color="#661900"/>
    </style:style>
    <style:style style:name="T10" style:family="text">
      <style:text-properties fo:color="#009933"/>
    </style:style>
    <style:style style:name="T11" style:family="text">
      <style:text-properties fo:color="#cc0000"/>
    </style:style>
    <style:style style:name="T12" style:family="text">
      <style:text-properties officeooo:rsid="0010fcea"/>
    </style:style>
    <style:style style:name="T13" style:family="text">
      <style:text-properties officeooo:rsid="0011056e"/>
    </style:style>
    <style:style style:name="T14" style:family="text">
      <style:text-properties fo:color="#c9211e"/>
    </style:style>
    <style:style style:name="T15" style:family="text">
      <style:text-properties fo:color="#28471f"/>
    </style:style>
    <style:style style:name="T16" style:family="text">
      <style:text-properties officeooo:rsid="00152191"/>
    </style:style>
    <style:style style:name="T17" style:family="text">
      <style:text-properties officeooo:rsid="00176f18"/>
    </style:style>
    <style:style style:name="T18" style:family="text">
      <style:text-properties officeooo:rsid="0017f883"/>
    </style:style>
    <style:style style:name="T19" style:family="text">
      <style:text-properties officeooo:rsid="001a06ef"/>
    </style:style>
    <style:style style:name="T20" style:family="text">
      <style:text-properties officeooo:rsid="001ace0f"/>
    </style:style>
    <style:style style:name="T21" style:family="text">
      <style:text-properties officeooo:rsid="001b41e0"/>
    </style:style>
    <style:style style:name="T22" style:family="text">
      <style:text-properties officeooo:rsid="001c27cc"/>
    </style:style>
    <style:style style:name="T23" style:family="text">
      <style:text-properties officeooo:rsid="001e186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2"><text:span text:style-name="T4">&lt;h1&gt;QUEST FOR UNDERGROUND :</text:span><text:span text:style-name="T3"> </text:span><text:span text:style-name="T4">&lt;/h1&gt;</text:span></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span text:style-name="T22">&lt;br&gt;</text:span></text:p>
      <text:p text:style-name="P2">Ayant enfin un accès vers l'extérieur, les démons rassemblent leurs armées et sortent en masse de leur royaume inhospitalier. <text:span text:style-name="T22">&lt;br&gt;</text:span></text:p>
      <text:p text:style-name="P23">&lt;br&gt;</text:p>
      <text:p text:style-name="P2">L<text:span text:style-name="T22">e Jouer va incarner une équipe de monstre du Donjon qui doit repousser l’invasion des Démons</text:span>. </text:p>
      <text:p text:style-name="P2"/>
      <text:p text:style-name="P23">&lt;h2&gt;Rêgles du jeux&lt;/h2&gt;</text:p>
      <text:p text:style-name="P23">Le Joueur joue une équipe de 10 Monstres qui jouent chacun selon un ordre d’Initiative : celui qui à l’Initiative la plus élevée joue en premier. &lt;br&gt;</text:p>
      <text:p text:style-name="P23">Les Ennemis jouent une équipe semblable, et les créatures de chaque équipe jouent à tour de rôle.&lt;br&gt;</text:p>
      <text:p text:style-name="P23">Lors de son tour de jeux, un Personnage agit selon l’endroit où l’on clique avec la souris : </text:p>
      <text:p text:style-name="P23">&lt;ul&gt;&lt;li&gt;Se déplacer (cliquez sur une case vide accessible)&lt;/li&gt;</text:p>
      <text:p text:style-name="P23">&lt;li&gt;Attaquer (cliquez sur une case occupée (par un ennemi)&lt;/li&gt;&lt;li&gt;Passer son tour (cliquez sur le personnage&lt;/li&gt;&lt;/ul&gt;</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5">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text:soft-page-break/>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text:span text:style-name="T17">Attaquer/riposter : +5</text:span></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text:soft-page-break/></text:p>
      <text:p text:style-name="P9">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tab/>Fonctionnement d'une case </text:p>
      <text:p text:style-name="P2"/>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1"><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9">Personnage</text:p>
      <text:p text:style-name="P9"/>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text:soft-page-break/>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6">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équivalent à sa Vitesse. Il peut choisir de se déplacer tant qu'il lui reste du déplacement (<text:span text:style-name="T7">il peut donc 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10">Eclaireur</text:p>
      <text:p text:style-name="P8"><text:span text:style-name="T9">Œil du diable </text:span>| <text:span text:style-name="T8">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4484966778896">
          <table:table-cell table:style-name="Tableau2.A1" office:value-type="string">
            <text:p text:style-name="P16">PV</text:p>
          </table:table-cell>
          <table:table-cell table:style-name="Tableau2.A1" office:value-type="string">
            <text:p text:style-name="P16">ATK</text:p>
          </table:table-cell>
          <table:table-cell table:style-name="Tableau2.A1" office:value-type="string">
            <text:p text:style-name="P16">Armure</text:p>
          </table:table-cell>
          <table:table-cell table:style-name="Tableau2.D1" office:value-type="string">
            <text:p text:style-name="P16">Taille</text:p>
          </table:table-cell>
        </table:table-row>
        <table:table-row table:style-name="TableLine94484966867232">
          <table:table-cell table:style-name="Tableau2.A2" office:value-type="float" office:value="60">
            <text:p text:style-name="P16"><text:span text:style-name="T20">6</text:span>0</text:p>
          </table:table-cell>
          <table:table-cell table:style-name="Tableau2.B2" office:value-type="float" office:value="8">
            <text:p text:style-name="P16">8</text:p>
          </table:table-cell>
          <table:table-cell table:style-name="Tableau2.C2" office:value-type="string">
            <text:p text:style-name="P16">40|3</text:p>
          </table:table-cell>
          <table:table-cell table:style-name="Tableau2.D2" office:value-type="float" office:value="1">
            <text:p text:style-name="P16">1</text:p>
          </table:table-cell>
        </table:table-row>
        <table:table-row table:style-name="TableLine94484966869968">
          <table:table-cell table:style-name="Tableau2.A3" office:value-type="string">
            <text:p text:style-name="P16">Initiative</text:p>
          </table:table-cell>
          <table:table-cell table:style-name="Tableau2.A3" office:value-type="string">
            <text:p text:style-name="P16">Portée</text:p>
          </table:table-cell>
          <table:table-cell table:style-name="Tableau2.A3" office:value-type="string">
            <text:p text:style-name="P16">Vision</text:p>
          </table:table-cell>
          <table:table-cell table:style-name="Tableau2.D3" office:value-type="string">
            <text:p text:style-name="P16">Vitesse</text:p>
          </table:table-cell>
        </table:table-row>
        <table:table-row table:style-name="TableLine94484966871840">
          <table:table-cell table:style-name="Tableau2.A4" office:value-type="float" office:value="10">
            <text:p text:style-name="P16">10</text:p>
          </table:table-cell>
          <table:table-cell table:style-name="Tableau2.B4" office:value-type="float" office:value="3">
            <text:p text:style-name="P18">3</text:p>
          </table:table-cell>
          <table:table-cell table:style-name="Tableau2.C4" office:value-type="float" office:value="6">
            <text:p text:style-name="P16">6</text:p>
          </table:table-cell>
          <table:table-cell table:style-name="Tableau2.D4" office:value-type="float" office:value="6">
            <text:p text:style-name="P16">6</text:p>
          </table:table-cell>
        </table:table-row>
      </table:table>
      <text:p text:style-name="P2"><text:span text:style-name="T3">Maître des chemins</text:span> : l'Avant-garde peut traverser n'importe quel élément de décors. </text:p>
      <text:p text:style-name="P2"/>
      <text:p text:style-name="P2"><text:span text:style-name="T3">Foudroiement </text:span>: <text:span text:style-name="T19">Les ripostes de ce personnage </text:span><text:span text:style-name="T21">ainsi que sa première attaque, </text:span><text:span text:style-name="T19">font </text:span><text:span text:style-name="T21">5 </text:span><text:span text:style-name="T19">dégâts supplémentaires</text:span>. </text:p>
      <text:p text:style-name="P2"/>
      <text:p text:style-name="P2"><text:soft-page-break/><text:span text:style-name="T3">Némésis </text:span>: Enchanteur </text:p>
      <text:p text:style-name="P2"/>
      <text:p text:style-name="P8">Chasseur</text:p>
      <text:p text:style-name="P8"><text:span text:style-name="T9">Chien des enfers</text:span> | <text:span text:style-name="T8">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une puissante attaque lui permettant de déchiqueter ses ennemis. Il est particulièrement efficace 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4484966885264">
          <table:table-cell table:style-name="Tableau3.A1" office:value-type="string">
            <text:p text:style-name="P16">PV</text:p>
          </table:table-cell>
          <table:table-cell table:style-name="Tableau3.A1" office:value-type="string">
            <text:p text:style-name="P16">ATK</text:p>
          </table:table-cell>
          <table:table-cell table:style-name="Tableau3.A1" office:value-type="string">
            <text:p text:style-name="P16">Armure</text:p>
          </table:table-cell>
          <table:table-cell table:style-name="Tableau3.D1" office:value-type="string">
            <text:p text:style-name="P16">Taille</text:p>
          </table:table-cell>
        </table:table-row>
        <table:table-row table:style-name="TableLine94484966898240">
          <table:table-cell table:style-name="Tableau3.A2" office:value-type="float" office:value="70">
            <text:p text:style-name="P21">70</text:p>
          </table:table-cell>
          <table:table-cell table:style-name="Tableau3.B2" office:value-type="float" office:value="15">
            <text:p text:style-name="P16">15</text:p>
          </table:table-cell>
          <table:table-cell table:style-name="Tableau3.C2" office:value-type="string">
            <text:p text:style-name="P16">40|4</text:p>
          </table:table-cell>
          <table:table-cell table:style-name="Tableau3.D2" office:value-type="float" office:value="2">
            <text:p text:style-name="P16">2</text:p>
          </table:table-cell>
        </table:table-row>
        <table:table-row table:style-name="TableLine94484966900368">
          <table:table-cell table:style-name="Tableau3.A3" office:value-type="string">
            <text:p text:style-name="P16">Initiative</text:p>
          </table:table-cell>
          <table:table-cell table:style-name="Tableau3.A3" office:value-type="string">
            <text:p text:style-name="P16">Portée</text:p>
          </table:table-cell>
          <table:table-cell table:style-name="Tableau3.A3" office:value-type="string">
            <text:p text:style-name="P16">Vision</text:p>
          </table:table-cell>
          <table:table-cell table:style-name="Tableau3.D3" office:value-type="string">
            <text:p text:style-name="P16">Vitesse</text:p>
          </table:table-cell>
        </table:table-row>
        <table:table-row table:style-name="TableLine94484966901984">
          <table:table-cell table:style-name="Tableau3.A4" office:value-type="float" office:value="9">
            <text:p text:style-name="P16">9</text:p>
          </table:table-cell>
          <table:table-cell table:style-name="Tableau3.B4" office:value-type="float" office:value="1">
            <text:p text:style-name="P16">1</text:p>
          </table:table-cell>
          <table:table-cell table:style-name="Tableau3.C4" office:value-type="float" office:value="4">
            <text:p text:style-name="P16">4</text:p>
          </table:table-cell>
          <table:table-cell table:style-name="Tableau3.D4" office:value-type="float" office:value="7">
            <text:p text:style-name="P16">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8">Gardien</text:p>
      <text:p text:style-name="P8"><text:span text:style-name="T9">Abomination</text:span> | <text:span text:style-name="T8">Golem de fer</text:span></text:p>
      <text:p text:style-name="P2"/>
      <text:p text:style-name="P2"><text:span text:style-name="T5">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4484966905344">
          <table:table-cell table:style-name="Tableau4.A1" office:value-type="string">
            <text:p text:style-name="P16">PV</text:p>
          </table:table-cell>
          <table:table-cell table:style-name="Tableau4.A1" office:value-type="string">
            <text:p text:style-name="P16">ATK</text:p>
          </table:table-cell>
          <table:table-cell table:style-name="Tableau4.A1" office:value-type="string">
            <text:p text:style-name="P16">Armure</text:p>
          </table:table-cell>
          <table:table-cell table:style-name="Tableau4.D1" office:value-type="string">
            <text:p text:style-name="P16">Taille</text:p>
          </table:table-cell>
        </table:table-row>
        <table:table-row table:style-name="TableLine94484966926640">
          <table:table-cell table:style-name="Tableau4.A2" office:value-type="float" office:value="95">
            <text:p text:style-name="P16"><text:span text:style-name="T20">9</text:span>5</text:p>
          </table:table-cell>
          <table:table-cell table:style-name="Tableau4.B2" office:value-type="float" office:value="10">
            <text:p text:style-name="P16">10</text:p>
          </table:table-cell>
          <table:table-cell table:style-name="Tableau4.C2" office:value-type="string">
            <text:p text:style-name="P16">80|8</text:p>
          </table:table-cell>
          <table:table-cell table:style-name="Tableau4.D2" office:value-type="float" office:value="3">
            <text:p text:style-name="P16">3</text:p>
          </table:table-cell>
        </table:table-row>
        <table:table-row table:style-name="TableLine94484966928896">
          <table:table-cell table:style-name="Tableau4.A3" office:value-type="string">
            <text:p text:style-name="P16">Initiative</text:p>
          </table:table-cell>
          <table:table-cell table:style-name="Tableau4.A3" office:value-type="string">
            <text:p text:style-name="P16">Portée</text:p>
          </table:table-cell>
          <table:table-cell table:style-name="Tableau4.A3" office:value-type="string">
            <text:p text:style-name="P16">Vision</text:p>
          </table:table-cell>
          <table:table-cell table:style-name="Tableau4.D3" office:value-type="string">
            <text:p text:style-name="P16">Vitesse</text:p>
          </table:table-cell>
        </table:table-row>
        <table:table-row table:style-name="TableLine94484966930768">
          <table:table-cell table:style-name="Tableau4.A4" office:value-type="float" office:value="1">
            <text:p text:style-name="P16">1</text:p>
          </table:table-cell>
          <table:table-cell table:style-name="Tableau4.B4" office:value-type="float" office:value="1">
            <text:p text:style-name="P16">1</text:p>
          </table:table-cell>
          <table:table-cell table:style-name="Tableau4.C4" office:value-type="float" office:value="2">
            <text:p text:style-name="P16">2</text:p>
          </table:table-cell>
          <table:table-cell table:style-name="Tableau4.D4" office:value-type="float" office:value="3">
            <text:p text:style-name="P16">3</text:p>
          </table:table-cell>
        </table:table-row>
      </table:table>
      <text:p text:style-name="P2"/>
      <text:p text:style-name="P2"><text:span text:style-name="T3">Régénération </text:span>: <text:span text:style-name="T23">à la fin de son tour, l’unité se </text:span>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3">Dance-lame</text:span></text:p>
      <text:p text:style-name="P2"/>
      <text:p text:style-name="P8">Artilleur</text:p>
      <text:p text:style-name="P8"><text:s text:c="8"/><text:span text:style-name="T9"><text:s text:c="2"/>Succube</text:span> | <text:span text:style-name="T8">Homme-lézard</text:span></text:p>
      <text:p text:style-name="P2"/>
      <text:p text:style-name="P7"><text:soft-page-break/>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4484966939536">
          <table:table-cell table:style-name="Tableau5.A1" office:value-type="string">
            <text:p text:style-name="P16">PV</text:p>
          </table:table-cell>
          <table:table-cell table:style-name="Tableau5.A1" office:value-type="string">
            <text:p text:style-name="P16">ATK</text:p>
          </table:table-cell>
          <table:table-cell table:style-name="Tableau5.A1" office:value-type="string">
            <text:p text:style-name="P16">Armure</text:p>
          </table:table-cell>
          <table:table-cell table:style-name="Tableau5.D1" office:value-type="string">
            <text:p text:style-name="P16">Taille</text:p>
          </table:table-cell>
        </table:table-row>
        <table:table-row table:style-name="TableLine94484966953872">
          <table:table-cell table:style-name="Tableau5.A2" office:value-type="float" office:value="75">
            <text:p text:style-name="P21">75</text:p>
          </table:table-cell>
          <table:table-cell table:style-name="Tableau5.B2" office:value-type="float" office:value="8">
            <text:p text:style-name="P16">8</text:p>
          </table:table-cell>
          <table:table-cell table:style-name="Tableau5.C2" office:value-type="string">
            <text:p text:style-name="P16">40|4</text:p>
          </table:table-cell>
          <table:table-cell table:style-name="Tableau5.D2" office:value-type="float" office:value="2">
            <text:p text:style-name="P16">2</text:p>
          </table:table-cell>
        </table:table-row>
        <table:table-row table:style-name="TableLine94484966956128">
          <table:table-cell table:style-name="Tableau5.A3" office:value-type="string">
            <text:p text:style-name="P16">Initiative</text:p>
          </table:table-cell>
          <table:table-cell table:style-name="Tableau5.A3" office:value-type="string">
            <text:p text:style-name="P16">Portée</text:p>
          </table:table-cell>
          <table:table-cell table:style-name="Tableau5.A3" office:value-type="string">
            <text:p text:style-name="P16">Vision</text:p>
          </table:table-cell>
          <table:table-cell table:style-name="Tableau5.D3" office:value-type="string">
            <text:p text:style-name="P16">Vitesse</text:p>
          </table:table-cell>
        </table:table-row>
        <table:table-row table:style-name="TableLine94484966958000">
          <table:table-cell table:style-name="Tableau5.A4" office:value-type="float" office:value="7">
            <text:p text:style-name="P16">7</text:p>
          </table:table-cell>
          <table:table-cell table:style-name="Tableau5.B4" office:value-type="float" office:value="6">
            <text:p text:style-name="P16">6</text:p>
          </table:table-cell>
          <table:table-cell table:style-name="Tableau5.C4" office:value-type="float" office:value="4">
            <text:p text:style-name="P16">4</text:p>
          </table:table-cell>
          <table:table-cell table:style-name="Tableau5.D4" office:value-type="float" office:value="4">
            <text:p text:style-name="P16">4</text:p>
          </table:table-cell>
        </table:table-row>
      </table:table>
      <text:p text:style-name="P2"/>
      <text:p text:style-name="P2"><text:span text:style-name="T3">Précision</text:span> : Lorsque l'unité attaque, elle gagne de l'EXP bonus <text:span text:style-name="T16">selon la taille de la cible (2 par taille)</text:span>. De plus, elle gagne 1 en portée en augmentant de niveau.</text:p>
      <text:p text:style-name="P2"><text:span text:style-name="T5">(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text:span text:style-name="T16">Eclaireur</text:span></text:p>
      <text:p text:style-name="P2"/>
      <text:p text:style-name="P8">Destructeur</text:p>
      <text:p text:style-name="P8"><text:span text:style-name="T9">Prince démon</text:span> | <text:span text:style-name="T8">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4484966963104">
          <table:table-cell table:style-name="Tableau6.A1" office:value-type="string">
            <text:p text:style-name="P16">PV</text:p>
          </table:table-cell>
          <table:table-cell table:style-name="Tableau6.A1" office:value-type="string">
            <text:p text:style-name="P16">ATK</text:p>
          </table:table-cell>
          <table:table-cell table:style-name="Tableau6.A1" office:value-type="string">
            <text:p text:style-name="P16">Armure</text:p>
          </table:table-cell>
          <table:table-cell table:style-name="Tableau6.D1" office:value-type="string">
            <text:p text:style-name="P16">Taille</text:p>
          </table:table-cell>
        </table:table-row>
        <table:table-row table:style-name="TableLine94484966982576">
          <table:table-cell table:style-name="Tableau6.A2" office:value-type="float" office:value="75">
            <text:p text:style-name="P21">75</text:p>
          </table:table-cell>
          <table:table-cell table:style-name="Tableau6.B2" office:value-type="float" office:value="15">
            <text:p text:style-name="P16">15</text:p>
          </table:table-cell>
          <table:table-cell table:style-name="Tableau6.C2" office:value-type="string">
            <text:p text:style-name="P16">60|<text:span text:style-name="T12">4</text:span></text:p>
          </table:table-cell>
          <table:table-cell table:style-name="Tableau6.D2" office:value-type="float" office:value="2">
            <text:p text:style-name="P16">2</text:p>
          </table:table-cell>
        </table:table-row>
        <table:table-row table:style-name="TableLine94484966984960">
          <table:table-cell table:style-name="Tableau6.A3" office:value-type="string">
            <text:p text:style-name="P16">Initiative</text:p>
          </table:table-cell>
          <table:table-cell table:style-name="Tableau6.A3" office:value-type="string">
            <text:p text:style-name="P16">Portée</text:p>
          </table:table-cell>
          <table:table-cell table:style-name="Tableau6.A3" office:value-type="string">
            <text:p text:style-name="P16">Vision</text:p>
          </table:table-cell>
          <table:table-cell table:style-name="Tableau6.D3" office:value-type="string">
            <text:p text:style-name="P16">Vitesse</text:p>
          </table:table-cell>
        </table:table-row>
        <table:table-row table:style-name="TableLine94484966986832">
          <table:table-cell table:style-name="Tableau6.A4" office:value-type="float" office:value="4">
            <text:p text:style-name="P16">4</text:p>
          </table:table-cell>
          <table:table-cell table:style-name="Tableau6.B4" office:value-type="float" office:value="1">
            <text:p text:style-name="P16">1</text:p>
          </table:table-cell>
          <table:table-cell table:style-name="Tableau6.C4" office:value-type="float" office:value="3">
            <text:p text:style-name="P16">3</text:p>
          </table:table-cell>
          <table:table-cell table:style-name="Tableau6.D4" office:value-type="float" office:value="4">
            <text:p text:style-name="P16">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8">Enchanteur</text:p>
      <text:p text:style-name="P8"><text:tab/><text:span text:style-name="T9">Diablotin</text:span> | <text:span text:style-name="T8">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4484966995520">
          <table:table-cell table:style-name="Tableau7.A1" office:value-type="string">
            <text:p text:style-name="P16">PV</text:p>
          </table:table-cell>
          <table:table-cell table:style-name="Tableau7.A1" office:value-type="string">
            <text:p text:style-name="P16">ATK</text:p>
          </table:table-cell>
          <table:table-cell table:style-name="Tableau7.A1" office:value-type="string">
            <text:p text:style-name="P16">Armure</text:p>
          </table:table-cell>
          <table:table-cell table:style-name="Tableau7.D1" office:value-type="string">
            <text:p text:style-name="P16">Taille</text:p>
          </table:table-cell>
        </table:table-row>
        <text:soft-page-break/>
        <table:table-row table:style-name="TableLine94484967009888">
          <table:table-cell table:style-name="Tableau7.A2" office:value-type="float" office:value="70">
            <text:p text:style-name="P21">70</text:p>
          </table:table-cell>
          <table:table-cell table:style-name="Tableau7.B2" office:value-type="float" office:value="8">
            <text:p text:style-name="P16">8</text:p>
          </table:table-cell>
          <table:table-cell table:style-name="Tableau7.C2" office:value-type="string">
            <text:p text:style-name="P16">40|3</text:p>
          </table:table-cell>
          <table:table-cell table:style-name="Tableau7.D2" office:value-type="float" office:value="1">
            <text:p text:style-name="P16">1</text:p>
          </table:table-cell>
        </table:table-row>
        <table:table-row table:style-name="TableLine94484967012272">
          <table:table-cell table:style-name="Tableau7.A3" office:value-type="string">
            <text:p text:style-name="P16">Initiative</text:p>
          </table:table-cell>
          <table:table-cell table:style-name="Tableau7.A3" office:value-type="string">
            <text:p text:style-name="P16">Portée</text:p>
          </table:table-cell>
          <table:table-cell table:style-name="Tableau7.A3" office:value-type="string">
            <text:p text:style-name="P16">Vision</text:p>
          </table:table-cell>
          <table:table-cell table:style-name="Tableau7.D3" office:value-type="string">
            <text:p text:style-name="P16">Vitesse</text:p>
          </table:table-cell>
        </table:table-row>
        <table:table-row table:style-name="TableLine94484967014144">
          <table:table-cell table:style-name="Tableau7.A4" office:value-type="float" office:value="5">
            <text:p text:style-name="P16">5</text:p>
          </table:table-cell>
          <table:table-cell table:style-name="Tableau7.B4" office:value-type="float" office:value="4">
            <text:p text:style-name="P20">4</text:p>
          </table:table-cell>
          <table:table-cell table:style-name="Tableau7.C4" office:value-type="float" office:value="4">
            <text:p text:style-name="P16">4</text:p>
          </table:table-cell>
          <table:table-cell table:style-name="Tableau7.D4" office:value-type="float" office:value="4">
            <text:p text:style-name="P16">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out les alliés à portée de vue. </text:p>
      <text:p text:style-name="P2"/>
      <text:p text:style-name="P2"><text:span text:style-name="T3">Némésis </text:span>: Destructeur</text:p>
      <text:p text:style-name="P2"/>
      <text:p text:style-name="P8">Incendiaire</text:p>
      <text:p text:style-name="P8"><text:span text:style-name="T9">Démoniste</text:span> | <text:span text:style-name="T8">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4484967022992">
          <table:table-cell table:style-name="Tableau8.A1" office:value-type="string">
            <text:p text:style-name="P16">PV</text:p>
          </table:table-cell>
          <table:table-cell table:style-name="Tableau8.A1" office:value-type="string">
            <text:p text:style-name="P16">ATK</text:p>
          </table:table-cell>
          <table:table-cell table:style-name="Tableau8.A1" office:value-type="string">
            <text:p text:style-name="P16">Armure</text:p>
          </table:table-cell>
          <table:table-cell table:style-name="Tableau8.D1" office:value-type="string">
            <text:p text:style-name="P16">Taille</text:p>
          </table:table-cell>
        </table:table-row>
        <table:table-row table:style-name="TableLine94484967037296">
          <table:table-cell table:style-name="Tableau8.A2" office:value-type="float" office:value="70">
            <text:p text:style-name="P21">70</text:p>
          </table:table-cell>
          <table:table-cell table:style-name="Tableau8.B2" office:value-type="float" office:value="10">
            <text:p text:style-name="P16">10</text:p>
          </table:table-cell>
          <table:table-cell table:style-name="Tableau8.C2" office:value-type="string">
            <text:p text:style-name="P16">60|4</text:p>
          </table:table-cell>
          <table:table-cell table:style-name="Tableau8.D2" office:value-type="float" office:value="2">
            <text:p text:style-name="P16">2</text:p>
          </table:table-cell>
        </table:table-row>
        <table:table-row table:style-name="TableLine94484967039680">
          <table:table-cell table:style-name="Tableau8.A3" office:value-type="string">
            <text:p text:style-name="P16">Initiative</text:p>
          </table:table-cell>
          <table:table-cell table:style-name="Tableau8.A3" office:value-type="string">
            <text:p text:style-name="P16">Portée</text:p>
          </table:table-cell>
          <table:table-cell table:style-name="Tableau8.A3" office:value-type="string">
            <text:p text:style-name="P16">Vision</text:p>
          </table:table-cell>
          <table:table-cell table:style-name="Tableau8.D3" office:value-type="string">
            <text:p text:style-name="P16">Vitesse</text:p>
          </table:table-cell>
        </table:table-row>
        <table:table-row table:style-name="TableLine94484967041552">
          <table:table-cell table:style-name="Tableau8.A4" office:value-type="float" office:value="3">
            <text:p text:style-name="P16">3</text:p>
          </table:table-cell>
          <table:table-cell table:style-name="Tableau8.B4" office:value-type="float" office:value="3">
            <text:p text:style-name="P16">3</text:p>
          </table:table-cell>
          <table:table-cell table:style-name="Tableau8.C4" office:value-type="float" office:value="4">
            <text:p text:style-name="P16">4</text:p>
          </table:table-cell>
          <table:table-cell table:style-name="Tableau8.D4" office:value-type="float" office:value="3">
            <text:p text:style-name="P16">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8">Combattant</text:p>
      <text:p text:style-name="P8"><text:span text:style-name="T9">Guerrier du chaos</text:span> | <text:span text:style-name="T8">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4484967050224">
          <table:table-cell table:style-name="Tableau9.A1" office:value-type="string">
            <text:p text:style-name="P16">PV</text:p>
          </table:table-cell>
          <table:table-cell table:style-name="Tableau9.A1" office:value-type="string">
            <text:p text:style-name="P16">ATK</text:p>
          </table:table-cell>
          <table:table-cell table:style-name="Tableau9.A1" office:value-type="string">
            <text:p text:style-name="P16">Armure</text:p>
          </table:table-cell>
          <table:table-cell table:style-name="Tableau9.D1" office:value-type="string">
            <text:p text:style-name="P16">Taille</text:p>
          </table:table-cell>
        </table:table-row>
        <table:table-row table:style-name="TableLine94484966852784">
          <table:table-cell table:style-name="Tableau9.A2" office:value-type="float" office:value="80">
            <text:p text:style-name="P21">80</text:p>
          </table:table-cell>
          <table:table-cell table:style-name="Tableau9.B2" office:value-type="float" office:value="12">
            <text:p text:style-name="P16">12</text:p>
          </table:table-cell>
          <table:table-cell table:style-name="Tableau9.C2" office:value-type="string">
            <text:p text:style-name="P16">60|6</text:p>
          </table:table-cell>
          <table:table-cell table:style-name="Tableau9.D2" office:value-type="float" office:value="2">
            <text:p text:style-name="P16">2</text:p>
          </table:table-cell>
        </table:table-row>
        <table:table-row table:style-name="TableLine94484967065424">
          <table:table-cell table:style-name="Tableau9.A3" office:value-type="string">
            <text:p text:style-name="P16">Initiative</text:p>
          </table:table-cell>
          <table:table-cell table:style-name="Tableau9.A3" office:value-type="string">
            <text:p text:style-name="P16">Portée</text:p>
          </table:table-cell>
          <table:table-cell table:style-name="Tableau9.A3" office:value-type="string">
            <text:p text:style-name="P16">Vision</text:p>
          </table:table-cell>
          <table:table-cell table:style-name="Tableau9.D3" office:value-type="string">
            <text:p text:style-name="P16">Vitesse</text:p>
          </table:table-cell>
        </table:table-row>
        <table:table-row table:style-name="TableLine94484967067296">
          <table:table-cell table:style-name="Tableau9.A4" office:value-type="float" office:value="6">
            <text:p text:style-name="P16">6</text:p>
          </table:table-cell>
          <table:table-cell table:style-name="Tableau9.B4" office:value-type="float" office:value="1">
            <text:p text:style-name="P16">1</text:p>
          </table:table-cell>
          <table:table-cell table:style-name="Tableau9.C4" office:value-type="float" office:value="4">
            <text:p text:style-name="P16">4</text:p>
          </table:table-cell>
          <table:table-cell table:style-name="Tableau9.D4" office:value-type="float" office:value="4">
            <text:p text:style-name="P16">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text:span text:style-name="T23">A la fin de </text:span>chaque tour, ce monstre gagne 5 d'EXP. </text:p>
      <text:p text:style-name="P2"><text:soft-page-break/></text:p>
      <text:p text:style-name="P2"><text:span text:style-name="T3">Némésis </text:span>: Bête de guerre</text:p>
      <text:p text:style-name="P2"/>
      <text:p text:style-name="P8">Bête de guerre</text:p>
      <text:p text:style-name="P8"><text:span text:style-name="T9">Mutilateur</text:span> | <text:span text:style-name="T8">Hydre <text:s/></text:span><text:s text:c="5"/></text:p>
      <text:p text:style-name="P2"/>
      <text:p text:style-name="P7">Massives, mais néanmoins rapide, les bêtes de guerre surplombent les autres guerriers, qu'elles dominent également avec des membres puissants et des attaques redoutables. Ces créatures sont des prédateurs très puissants, plus résistant que la plupart des autres monstres, et ayant pourtant une bonne vitesse. Cette dernière leur permet d'atteindre les autres ennemis rapides ou de 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4484967076368">
          <table:table-cell table:style-name="Tableau10.A1" office:value-type="string">
            <text:p text:style-name="P16">PV</text:p>
          </table:table-cell>
          <table:table-cell table:style-name="Tableau10.A1" office:value-type="string">
            <text:p text:style-name="P16">ATK</text:p>
          </table:table-cell>
          <table:table-cell table:style-name="Tableau10.A1" office:value-type="string">
            <text:p text:style-name="P16">Armure</text:p>
          </table:table-cell>
          <table:table-cell table:style-name="Tableau10.D1" office:value-type="string">
            <text:p text:style-name="P16">Taille</text:p>
          </table:table-cell>
        </table:table-row>
        <table:table-row table:style-name="TableLine94484967090608">
          <table:table-cell table:style-name="Tableau10.A2" office:value-type="float" office:value="95">
            <text:p text:style-name="P16"><text:span text:style-name="T20">9</text:span>5</text:p>
          </table:table-cell>
          <table:table-cell table:style-name="Tableau10.B2" office:value-type="float" office:value="10">
            <text:p text:style-name="P16">10</text:p>
          </table:table-cell>
          <table:table-cell table:style-name="Tableau10.C2" office:value-type="string">
            <text:p text:style-name="P16">40|5</text:p>
          </table:table-cell>
          <table:table-cell table:style-name="Tableau10.D2" office:value-type="float" office:value="3">
            <text:p text:style-name="P16">3</text:p>
          </table:table-cell>
        </table:table-row>
        <table:table-row table:style-name="TableLine94484967092992">
          <table:table-cell table:style-name="Tableau10.A3" office:value-type="string">
            <text:p text:style-name="P16">Initiative</text:p>
          </table:table-cell>
          <table:table-cell table:style-name="Tableau10.A3" office:value-type="string">
            <text:p text:style-name="P16">Portée</text:p>
          </table:table-cell>
          <table:table-cell table:style-name="Tableau10.A3" office:value-type="string">
            <text:p text:style-name="P16">Vision</text:p>
          </table:table-cell>
          <table:table-cell table:style-name="Tableau10.D3" office:value-type="string">
            <text:p text:style-name="P16">Vitesse</text:p>
          </table:table-cell>
        </table:table-row>
        <table:table-row table:style-name="TableLine94484967094864">
          <table:table-cell table:style-name="Tableau10.A4" office:value-type="float" office:value="2">
            <text:p text:style-name="P16">2</text:p>
          </table:table-cell>
          <table:table-cell table:style-name="Tableau10.B4" office:value-type="float" office:value="1">
            <text:p text:style-name="P16">1</text:p>
          </table:table-cell>
          <table:table-cell table:style-name="Tableau10.C4" office:value-type="float" office:value="4">
            <text:p text:style-name="P16">4</text:p>
          </table:table-cell>
          <table:table-cell table:style-name="Tableau10.D4" office:value-type="float" office:value="5">
            <text:p text:style-name="P16">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4">Dance-Lame </text:p>
      <text:p text:style-name="P15"><text:span text:style-name="T14">Incube</text:span> | <text:span text:style-name="T15">Vampyirion</text:span> </text:p>
      <text:p text:style-name="P13"/>
      <table:table table:name="Tableau11" table:style-name="Tableau11">
        <table:table-column table:style-name="Tableau11.A" table:number-columns-repeated="3"/>
        <table:table-column table:style-name="Tableau11.D"/>
        <table:table-row table:style-name="TableLine94484967102896">
          <table:table-cell table:style-name="Tableau11.A1" office:value-type="string">
            <text:p text:style-name="P17">PV</text:p>
          </table:table-cell>
          <table:table-cell table:style-name="Tableau11.A1" office:value-type="string">
            <text:p text:style-name="P17">ATK</text:p>
          </table:table-cell>
          <table:table-cell table:style-name="Tableau11.A1" office:value-type="string">
            <text:p text:style-name="P17">Armure</text:p>
          </table:table-cell>
          <table:table-cell table:style-name="Tableau11.D1" office:value-type="string">
            <text:p text:style-name="P17">Taille</text:p>
          </table:table-cell>
        </table:table-row>
        <table:table-row table:style-name="TableLine94484967117216">
          <table:table-cell table:style-name="Tableau11.C4" office:value-type="string">
            <text:p text:style-name="P21">75</text:p>
          </table:table-cell>
          <table:table-cell table:style-name="Tableau11.C4" office:value-type="string">
            <text:p text:style-name="P19">1<text:span text:style-name="T18">0</text:span></text:p>
          </table:table-cell>
          <table:table-cell table:style-name="Tableau11.C4" office:value-type="string">
            <text:p text:style-name="P19">40/3</text:p>
          </table:table-cell>
          <table:table-cell table:style-name="Tableau11.D4" office:value-type="string">
            <text:p text:style-name="P19">2</text:p>
          </table:table-cell>
        </table:table-row>
        <table:table-row table:style-name="TableLine94484967118784">
          <table:table-cell table:style-name="Tableau11.A3" office:value-type="string">
            <text:p text:style-name="P17">Initiative</text:p>
          </table:table-cell>
          <table:table-cell table:style-name="Tableau11.A3" office:value-type="string">
            <text:p text:style-name="P17">Portée</text:p>
          </table:table-cell>
          <table:table-cell table:style-name="Tableau11.A3" office:value-type="string">
            <text:p text:style-name="P17">Vision</text:p>
          </table:table-cell>
          <table:table-cell table:style-name="Tableau11.D3" office:value-type="string">
            <text:p text:style-name="P17">Vitesse</text:p>
          </table:table-cell>
        </table:table-row>
        <table:table-row table:style-name="TableLine94484967120656">
          <table:table-cell table:style-name="Tableau11.C4" office:value-type="string">
            <text:p text:style-name="P19">8</text:p>
          </table:table-cell>
          <table:table-cell table:style-name="Tableau11.C4" office:value-type="string">
            <text:p text:style-name="P19">2</text:p>
          </table:table-cell>
          <table:table-cell table:style-name="Tableau11.C4" office:value-type="string">
            <text:p text:style-name="P19">3</text:p>
          </table:table-cell>
          <table:table-cell table:style-name="Tableau11.D4" office:value-type="string">
            <text:p text:style-name="P19">5</text:p>
          </table:table-cell>
        </table:table-row>
      </table:table>
      <text:p text:style-name="P13"/>
      <text:p text:style-name="P12"><text:span text:style-name="T3">Drain </text:span>: se soigne de 25 % des dégâts qu’il inflige</text:p>
      <text:p text:style-name="P12"/>
      <text:p text:style-name="P12"><text:span text:style-name="T3">Esquive </text:span>: Lorsqu’il ne peut pas riposter, le Dance-lame à 20 % de chance d’esquiver l’attaque qui le prend pour cible.</text:p>
      <text:p text:style-name="P12"/>
      <text:p text:style-name="P12"><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text:soft-page-break/></text:p>
      <text:p text:style-name="P2"><text:tab/><text:span text:style-name="T3">Plaine </text:span>: </text:p>
      <text:p text:style-name="P2">Se déplacer au travers : <text:span text:style-name="T10">OUI</text:span></text:p>
      <text:p text:style-name="P2">Voir/Attaquer au travers :<text:span text:style-name="T10"> OUI</text:span></text:p>
      <text:p text:style-name="P2"/>
      <text:p text:style-name="P2"><text:tab/><text:span text:style-name="T3">Forêt </text:span>: </text:p>
      <text:p text:style-name="P2">Se déplacer au travers : <text:span text:style-name="T10">OUI</text:span></text:p>
      <text:p text:style-name="P2">Voir/Attaquer au travers : <text:span text:style-name="T11">NON</text:span></text:p>
      <text:p text:style-name="P2"/>
      <text:p text:style-name="P2"><text:tab/><text:span text:style-name="T3">Fossé </text:span>: </text:p>
      <text:p text:style-name="P2">Se déplacer au travers :<text:span text:style-name="T11"> NON</text:span></text:p>
      <text:p text:style-name="P2">Voir/Attaquer au travers : <text:span text:style-name="T10">OUI</text:span></text:p>
      <text:p text:style-name="P2"/>
      <text:p text:style-name="P2"><text:tab/><text:span text:style-name="T3">Montagne </text:span>:</text:p>
      <text:p text:style-name="P2">Se déplacer au travers :<text:span text:style-name="T11"> NON</text:span></text:p>
      <text:p text:style-name="P2">Voir/Attaquer au travers : <text:span text:style-name="T11">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4484967150928">
          <table:table-cell table:style-name="Tableau1.A1" office:value-type="string">
            <text:p text:style-name="P16">PV</text:p>
          </table:table-cell>
          <table:table-cell table:style-name="Tableau1.A1" office:value-type="string">
            <text:p text:style-name="P16">ATK</text:p>
          </table:table-cell>
          <table:table-cell table:style-name="Tableau1.A1" office:value-type="string">
            <text:p text:style-name="P16">Armure</text:p>
          </table:table-cell>
          <table:table-cell table:style-name="Tableau1.D1" office:value-type="string">
            <text:p text:style-name="P16">Taille</text:p>
          </table:table-cell>
        </table:table-row>
        <table:table-row table:style-name="TableLine94484967166032">
          <table:table-cell table:style-name="Tableau1.C4" office:value-type="string">
            <text:p text:style-name="P16"/>
          </table:table-cell>
          <table:table-cell table:style-name="Tableau1.C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row table:style-name="TableLine94484967167856">
          <table:table-cell table:style-name="Tableau1.A3" office:value-type="string">
            <text:p text:style-name="P16">Initiative</text:p>
          </table:table-cell>
          <table:table-cell table:style-name="Tableau1.A3" office:value-type="string">
            <text:p text:style-name="P16">Portée</text:p>
          </table:table-cell>
          <table:table-cell table:style-name="Tableau1.A3" office:value-type="string">
            <text:p text:style-name="P16">Vision</text:p>
          </table:table-cell>
          <table:table-cell table:style-name="Tableau1.D3" office:value-type="string">
            <text:p text:style-name="P16">Vitesse</text:p>
          </table:table-cell>
        </table:table-row>
        <table:table-row table:style-name="TableLine94484967169728">
          <table:table-cell table:style-name="Tableau1.C4" office:value-type="string">
            <text:p text:style-name="P16"/>
          </table:table-cell>
          <table:table-cell table:style-name="Tableau1.C4" office:value-type="string">
            <text:p text:style-name="P16"/>
          </table:table-cell>
          <table:table-cell table:style-name="Tableau1.C4" office:value-type="string">
            <text:p text:style-name="P16"/>
          </table:table-cell>
          <table:table-cell table:style-name="Tableau1.D4" office:value-type="string">
            <text:p text:style-name="P16"/>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2-01-06T16:12:09.804793920</dc:date>
    <meta:editing-duration>PT16H7M29S</meta:editing-duration>
    <meta:editing-cycles>98</meta:editing-cycles>
    <meta:generator>LibreOffice/6.4.7.2$Linux_X86_64 LibreOffice_project/40$Build-2</meta:generator>
    <meta:document-statistic meta:table-count="11" meta:image-count="0" meta:object-count="0" meta:page-count="9" meta:paragraph-count="353" meta:word-count="2888" meta:character-count="16815" meta:non-whitespace-character-count="14055"/>
  </office:meta>
</office:document-meta>
</file>